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ingLiU_HKSCS" svg:font-family="MingLiU_HKSC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style:font-name="MingLiU_HKSCS" fo:language="en" fo:country="US" fo:font-weight="normal" officeooo:paragraph-rsid="00119bc5" style:font-weight-asian="normal"/>
    </style:style>
    <style:style style:name="P2" style:family="paragraph" style:parent-style-name="Text_20_body">
      <style:text-properties style:font-name="MingLiU_HKSCS" fo:font-size="10pt" fo:language="en" fo:country="US" fo:font-weight="normal" officeooo:paragraph-rsid="00166ecf" style:font-size-asian="10pt" style:font-weight-asian="normal" style:font-size-complex="10pt" style:font-weight-complex="normal"/>
    </style:style>
    <style:style style:name="P3" style:family="paragraph" style:parent-style-name="Text_20_body">
      <style:text-properties officeooo:paragraph-rsid="00119bc5"/>
    </style:style>
    <style:style style:name="T1" style:family="text">
      <style:text-properties style:font-name="MingLiU_HKSCS"/>
    </style:style>
    <style:style style:name="T2" style:family="text">
      <style:text-properties style:font-name="MingLiU_HKSCS" fo:font-size="12pt" fo:language="en" fo:country="US" fo:font-weight="normal" style:font-size-asian="12pt" style:font-weight-asian="normal" style:font-size-complex="12pt"/>
    </style:style>
    <style:style style:name="T3" style:family="text">
      <style:text-properties style:font-name="MingLiU_HKSCS" fo:font-size="12pt" fo:language="en" fo:country="US" fo:font-weight="normal" officeooo:rsid="00129b65" style:font-size-asian="12pt" style:font-weight-asian="normal" style:font-size-complex="12pt"/>
    </style:style>
    <style:style style:name="T4" style:family="text">
      <style:text-properties style:font-name="MingLiU_HKSCS" fo:font-size="12pt" fo:language="en" fo:country="US" fo:font-weight="normal" officeooo:rsid="001406a0" style:font-size-asian="12pt" style:font-weight-asian="normal" style:font-size-complex="12pt"/>
    </style:style>
    <style:style style:name="T5" style:family="text">
      <style:text-properties style:font-name="MingLiU_HKSCS" fo:font-size="12pt" fo:language="en" fo:country="US" fo:font-weight="normal" officeooo:rsid="0014ec4a" style:font-size-asian="12pt" style:font-weight-asian="normal" style:font-size-complex="12pt"/>
    </style:style>
    <style:style style:name="T6" style:family="text">
      <style:text-properties style:font-name="MingLiU_HKSCS" fo:font-size="12pt" fo:language="en" fo:country="US" fo:font-weight="normal" style:font-name-asian="Times New Roman" style:font-size-asian="12pt" style:font-weight-asian="normal" style:font-name-complex="Helvetica" style:font-size-complex="12pt"/>
    </style:style>
    <style:style style:name="T7" style:family="text">
      <style:text-properties style:font-name="MingLiU_HKSCS" fo:font-size="12pt" fo:language="en" fo:country="US" fo:font-weight="normal" officeooo:rsid="000b6ebe" style:font-name-asian="Times New Roman" style:font-size-asian="12pt" style:font-weight-asian="normal" style:font-name-complex="Helvetica" style:font-size-complex="12pt"/>
    </style:style>
    <style:style style:name="T8" style:family="text">
      <style:text-properties style:font-name="MingLiU_HKSCS" fo:font-size="12pt" fo:language="en" fo:country="US" fo:font-style="italic" fo:font-weight="normal" style:font-size-asian="12pt" style:font-style-asian="italic" style:font-weight-asian="normal" style:font-size-complex="12pt"/>
    </style:style>
    <style:style style:name="T9" style:family="text">
      <style:text-properties style:font-name="MingLiU_HKSCS" fo:font-size="12pt" fo:language="en" fo:country="US" fo:font-style="italic" fo:font-weight="normal" style:font-name-asian="Times New Roman" style:font-size-asian="12pt" style:font-style-asian="italic" style:font-weight-asian="normal" style:font-name-complex="Helvetica" style:font-size-complex="12pt" style:font-style-complex="italic"/>
    </style:style>
    <style:style style:name="T10" style:family="text">
      <style:text-properties fo:font-variant="normal" fo:text-transform="none" style:font-name="MingLiU_HKSCS" fo:font-size="12pt" fo:language="en" fo:country="US" fo:font-style="normal" fo:font-weight="normal" style:font-size-asian="12pt" style:font-style-asian="normal" style:font-weight-asian="normal" style:font-size-complex="12pt"/>
    </style:style>
    <style:style style:name="T11" style:family="text">
      <style:text-properties fo:font-size="12pt" style:font-name-asian="Times New Roman" style:font-size-asian="12pt" style:font-name-complex="Helvetica" style:font-size-complex="12pt"/>
    </style:style>
    <style:style style:name="T12" style:family="text">
      <style:text-properties fo:font-size="12pt" officeooo:rsid="000b6ebe" style:font-name-asian="Times New Roman" style:font-size-asian="12pt" style:font-name-complex="Helvetica" style:font-size-complex="12pt"/>
    </style:style>
    <style:style style:name="T13" style:family="text">
      <style:text-properties fo:font-size="12pt" fo:font-style="italic" style:font-name-asian="Times New Roman" style:font-size-asian="12pt" style:font-style-asian="italic" style:font-name-complex="Helvetica" style:font-size-complex="12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p>
      <text:p text:style-name="P2"><text:span text:style-name="T11">Kerstin Stakemeier is a Berlin-based educator and writer whose work is centred on the shifting discords between the Political (Science) and </text:span><text:span text:style-name="T12">the </text:span><text:span text:style-name="T11">Arts </text:span><text:span text:style-name="T12">(Art </text:span><text:span text:style-name="T11">History). She was the initiator of the Space for Actualization (with Nina Köller, Hamburg 07/08), collaborates regularly with Johannes Paul Raether and published anthologies such as </text:span><text:span text:style-name="T13">Painting-The Implicit Horizon</text:span><text:span text:style-name="T11"> (2012), with Avigail Moss and </text:span><text:span text:style-name="T13">Power of Materials/Politics of Materiality</text:span><text:span text:style-name="T11">, </text:span><text:span text:style-name="T13">Fragile Identities</text:span><text:span text:style-name="T11"> and T</text:span><text:span text:style-name="T13">he Present of the Future</text:span><text:span text:style-name="T11"> (2014-16) with Susanne Witzgall. Stakemeier works as a professor of Art Theory and Mediation at the Academy of Arts Nuremberg and contributes to </text:span><text:span text:style-name="T13">Artforum</text:span><text:span text:style-name="T11">, </text:span><text:span text:style-name="T13">Springern </text:span><text:span text:style-name="T11">and </text:span><text:span text:style-name="T13">Texte zur Kunst</text:span><text:span text:style-name="T11"> a.o. Her book </text:span><text:span text:style-name="T13">Dramatisierter Formalismus</text:span><text:span text:style-name="T11"> </text:span><text:span text:style-name="T12">will be published </text:span><text:span text:style-name="T11">with b_books Polypen in 2017.</text:span></text:p>
      <text:p text:style-name="P2"><text:span text:style-name="T11"/></text:p>
      <text:p text:style-name="P3"><text:span text:style-name="T2">Marina Vishmidt is a London-based writer occupied mainly with questions around art, labour and value. She is the author of </text:span><text:span text:style-name="T8">Speculation as a Mode of Production</text:span><text:span text:style-name="T2"> (Brill, forthcoming). She also works regularly with Anthony Iles and with Melanie Gilligan. She contributes to journals such as </text:span><text:span text:style-name="T8">Mute</text:span><text:span text:style-name="T2">, </text:span><text:span text:style-name="T8">Afterall</text:span><text:span text:style-name="T2">, </text:span><text:span text:style-name="T8">Texte zur Kunst</text:span><text:span text:style-name="T2">, and the </text:span><text:span text:style-name="T8">South Atlantic Quarterly</text:span><text:span text:style-name="T2">, as well as edited collections and catalogues, most recently </text:span><text:span text:style-name="T8">Anguish Language </text:span><text:span text:style-name="T10">(Archive Books, 2015)</text:span><text:span text:style-name="T2">. She is part of the Theory faculty at the Dutch Art Institute, lectures in the history and criticism of artists' moving image at the University of Brighton, and has taught at the University of the Arts in Berlin, </text:span><text:span text:style-name="T5">the </text:span><text:span text:style-name="T2">Sandberg Institute, Central Saint Martins, and Goldsmiths </text:span><text:span text:style-name="T3">College</text:span><text:span text:style-name="T4">s</text:span><text:span text:style-name="T2">.</text:span></text:p>
      <text:p text:style-name="P1"/>
      <text:p text:style-name="P3"><text:span text:style-name="T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ingLiU_HKSCS" svg:font-family="MingLiU_HKSC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 </meta:initial-creator>
    <meta:creation-date>2016-04-08T10:13:07.390406889</meta:creation-date>
    <dc:date>2016-04-08T10:14:38.794542887</dc:date>
    <dc:creator>ai </dc:creator>
    <meta:editing-duration>PT53S</meta:editing-duration>
    <meta:editing-cycles>6</meta:editing-cycles>
    <meta:generator>LibreOffice/4.2.8.2$Linux_x86 LibreOffice_project/420m0$Build-2</meta:generator>
    <meta:document-statistic meta:table-count="0" meta:image-count="0" meta:object-count="0" meta:page-count="1" meta:paragraph-count="2" meta:word-count="229" meta:character-count="1499" meta:non-whitespace-character-count="1272"/>
  </office:meta>
</office:document-meta>
</file>